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F000001D75278159E3F383945.png" manifest:media-type="image/png"/>
  <manifest:file-entry manifest:full-path="Pictures/100000000000030F000001E757818C1CF5A46ECA.png" manifest:media-type="image/png"/>
  <manifest:file-entry manifest:full-path="Pictures/100002010000030F000001E71766AD63C60239A0.png" manifest:media-type="image/png"/>
  <manifest:file-entry manifest:full-path="Pictures/100002010000030F000001E700D893258474112C.png" manifest:media-type="image/png"/>
  <manifest:file-entry manifest:full-path="Pictures/100002010000030F000001E75BEE7950CE842D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774cm" svg:y="9.589cm" svg:width="6.639cm" svg:height="4.129cm" draw:z-index="0"><draw:image xlink:href="Pictures/100000000000030F000001D75278159E3F383945.png" xlink:type="simple" xlink:show="embed" xlink:actuate="onLoad"/></draw:frame><draw:frame draw:style-name="fr1" draw:name="Image2" text:anchor-type="paragraph" svg:x="0.76cm" svg:y="5.112cm" svg:width="6.643cm" svg:height="4.133cm" draw:z-index="1"><draw:image xlink:href="Pictures/100000000000030F000001E757818C1CF5A46ECA.png" xlink:type="simple" xlink:show="embed" xlink:actuate="onLoad"/></draw:frame><draw:frame draw:style-name="fr1" draw:name="Image3" text:anchor-type="paragraph" svg:x="0.76cm" svg:y="0.48cm" svg:width="6.643cm" svg:height="4.133cm" draw:z-index="2"><draw:image xlink:href="Pictures/100000000000030F000001E757818C1CF5A46ECA.png" xlink:type="simple" xlink:show="embed" xlink:actuate="onLoad"/></draw:frame><draw:frame draw:style-name="fr1" draw:name="Image4" text:anchor-type="paragraph" svg:x="7.916cm" svg:y="0.482cm" svg:width="6.643cm" svg:height="4.133cm" draw:z-index="3"><draw:image xlink:href="Pictures/100000000000030F000001E757818C1CF5A46ECA.png" xlink:type="simple" xlink:show="embed" xlink:actuate="onLoad"/></draw:frame><draw:frame draw:style-name="fr1" draw:name="Image6" text:anchor-type="paragraph" svg:x="0.76cm" svg:y="5.112cm" svg:width="6.643cm" svg:height="4.133cm" draw:z-index="4"><draw:image xlink:href="Pictures/100000000000030F000001E757818C1CF5A46ECA.png" xlink:type="simple" xlink:show="embed" xlink:actuate="onLoad"/></draw:frame><draw:frame draw:style-name="fr1" draw:name="Image7" text:anchor-type="paragraph" svg:x="8.02cm" svg:y="9.618cm" svg:width="6.639cm" svg:height="4.129cm" draw:z-index="5"><draw:image xlink:href="Pictures/100000000000030F000001D75278159E3F383945.png" xlink:type="simple" xlink:show="embed" xlink:actuate="onLoad"/></draw:frame><draw:frame draw:style-name="fr1" draw:name="Image5" text:anchor-type="paragraph" svg:x="7.99cm" svg:y="5.078cm" svg:width="6.639cm" svg:height="4.129cm" draw:z-index="6"><draw:image xlink:href="Pictures/100000000000030F000001D75278159E3F383945.png" xlink:type="simple" xlink:show="embed" xlink:actuate="onLoad"/></draw:frame><draw:frame draw:style-name="fr1" draw:name="Image8" text:anchor-type="paragraph" svg:x="0.822cm" svg:y="14.041cm" svg:width="6.639cm" svg:height="4.129cm" draw:z-index="7"><draw:image xlink:href="Pictures/100002010000030F000001E71766AD63C60239A0.png" xlink:type="simple" xlink:show="embed" xlink:actuate="onLoad"/></draw:frame><draw:frame draw:style-name="fr1" draw:name="Image9" text:anchor-type="paragraph" svg:x="0.871cm" svg:y="18.734cm" svg:width="6.639cm" svg:height="4.129cm" draw:z-index="8"><draw:image xlink:href="Pictures/100002010000030F000001E700D893258474112C.png" xlink:type="simple" xlink:show="embed" xlink:actuate="onLoad"/></draw:frame><draw:frame draw:style-name="fr1" draw:name="Image10" text:anchor-type="paragraph" svg:x="8.066cm" svg:y="14.162cm" svg:width="6.639cm" svg:height="4.129cm" draw:z-index="9"><draw:image xlink:href="Pictures/100002010000030F000001E75BEE7950CE842DAD.png" xlink:type="simple" xlink:show="embed" xlink:actuate="onLoad"/></draw:frame><draw:frame draw:style-name="fr1" draw:name="Image11" text:anchor-type="paragraph" svg:x="8.188cm" svg:y="18.701cm" svg:width="6.639cm" svg:height="4.129cm" draw:z-index="10"><draw:image xlink:href="Pictures/100002010000030F000001E71766AD63C60239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4:02:49.900000000</meta:creation-date>
    <dc:date>2016-05-07T14:13:57.816000000</dc:date>
    <meta:editing-duration>PT12S</meta:editing-duration>
    <meta:editing-cycles>1</meta:editing-cycles>
    <meta:document-statistic meta:table-count="0" meta:image-count="11" meta:object-count="0" meta:page-count="1" meta:paragraph-count="0" meta:word-count="0" meta:character-count="0" meta:non-whitespace-character-count="0"/>
    <meta:generator>LibreOffice/5.1.2.2$Windows_x86 LibreOffice_project/d3bf12ecb743fc0d20e0be0c58ca359301eb705f</meta:generator>
  </office:meta>
</office:document-meta>
</file>